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none" officeooo:rsid="00076691" officeooo:paragraph-rsid="00076691"/>
    </style:style>
    <style:style style:name="P2" style:family="paragraph" style:parent-style-name="Standard" style:list-style-name="L2">
      <style:text-properties style:text-underline-style="none" officeooo:rsid="00076691" officeooo:paragraph-rsid="00076691"/>
    </style:style>
    <style:style style:name="P3" style:family="paragraph" style:parent-style-name="Standard" style:list-style-name="L2">
      <style:text-properties style:text-underline-style="none" officeooo:rsid="00081a56" officeooo:paragraph-rsid="00081a56"/>
    </style:style>
    <style:style style:name="P4" style:family="paragraph" style:parent-style-name="Standard" style:list-style-name="L2">
      <style:text-properties style:text-underline-style="none" officeooo:rsid="000921ed" officeooo:paragraph-rsid="000921ed"/>
    </style:style>
    <style:style style:name="P5" style:family="paragraph" style:parent-style-name="Standard" style:list-style-name="L2">
      <style:text-properties style:text-underline-style="none" officeooo:rsid="00098152" officeooo:paragraph-rsid="00098152"/>
    </style:style>
    <style:style style:name="P6" style:family="paragraph" style:parent-style-name="Standard">
      <style:text-properties style:text-underline-style="none" officeooo:rsid="00098152" officeooo:paragraph-rsid="00098152"/>
    </style:style>
    <style:style style:name="P7" style:family="paragraph" style:parent-style-name="Standard">
      <style:text-properties fo:font-size="15pt" style:text-underline-style="solid" style:text-underline-width="auto" style:text-underline-color="font-color" officeooo:rsid="00076691" officeooo:paragraph-rsid="00076691" style:font-size-asian="15pt" style:font-size-complex="1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G 9/10</text:p>
      <text:p text:style-name="P1">Lost Languages and Ancient Scripts</text:p>
      <text:p text:style-name="P1"/>
      <text:list text:style-name="L2">
        <text:list-item>
          <text:p text:style-name="P2">Underpowered writing systems</text:p>
          <text:list>
            <text:list-item>
              <text:p text:style-name="P2">Etruscan (partial)</text:p>
            </text:list-item>
            <text:list-item>
              <text:p text:style-name="P2">Olmec – (Southern Mexico)</text:p>
            </text:list-item>
            <text:list-item>
              <text:p text:style-name="P2">Zapotec – (Central Mexico)</text:p>
            </text:list-item>
            <text:list-item>
              <text:p text:style-name="P2">Indus Valley (Pakistan)</text:p>
            </text:list-item>
            <text:list-item>
              <text:p text:style-name="P2">Easter Island / Rapa </text:p>
            </text:list-item>
            <text:list-item>
              <text:p text:style-name="P2">Linear A (Minoan?) – Crete</text:p>
            </text:list-item>
          </text:list>
        </text:list-item>
        <text:list-item>
          <text:p text:style-name="P3">Indus Valley Script, 2600-1900 BC</text:p>
        </text:list-item>
        <text:list-item>
          <text:p text:style-name="P3">Rongorongo Script on Easter Island</text:p>
        </text:list-item>
        <text:list-item>
          <text:p text:style-name="P3">Problems with deciphering ancient scripts</text:p>
          <text:list>
            <text:list-item>
              <text:p text:style-name="P3">Writing or pictographs?</text:p>
            </text:list-item>
            <text:list-item>
              <text:p text:style-name="P3">Logographic, syllabic, alphabetic or some combination?</text:p>
            </text:list-item>
            <text:list-item>
              <text:p text:style-name="P3">What language was it, was it multiple languages?</text:p>
            </text:list-item>
            <text:list-item>
              <text:p text:style-name="P3">Does the language still exist, can it be reconstructed based on existing languages?</text:p>
            </text:list-item>
          </text:list>
        </text:list-item>
        <text:list-item>
          <text:p text:style-name="P3">Etruscan can be read, but not funny understood, because they borrowed the Greek script</text:p>
        </text:list-item>
        <text:list-item>
          <text:p text:style-name="P3">Problems with deciphering ancient languages:</text:p>
          <text:list>
            <text:list-item>
              <text:p text:style-name="P3">Almost always need bilingual texts to e able to figure out the basic grammar and vocab</text:p>
            </text:list-item>
            <text:list-item>
              <text:p text:style-name="P3">Texts with images can also be crucial in figuring out what some</text:p>
            </text:list-item>
            <text:list-item>
              <text:p text:style-name="P3">words mean, especially if we already have (1).</text:p>
            </text:list-item>
            <text:list-item>
              <text:p text:style-name="P3">Some statistical methods can be used.</text:p>
            </text:list-item>
            <text:list-item>
              <text:p text:style-name="P3">If the language no longer exists, and no related languages exist, it is virtually impossible to figure out the language to any great extent.</text:p>
            </text:list-item>
          </text:list>
        </text:list-item>
        <text:list-item>
          <text:p text:style-name="P3">Successful decypherments: Mayan, Egyptian, Linear B (Crete)</text:p>
        </text:list-item>
        <text:list-item>
          <text:p text:style-name="P4">Egyptian Hieroglyphs:</text:p>
          <text:list>
            <text:list-item>
              <text:p text:style-name="P4">Long believed to be pictographs</text:p>
            </text:list-item>
            <text:list-item>
              <text:p text:style-name="P4">Coptic has connections to it, which is how they did solved it</text:p>
            </text:list-item>
            <text:list-item>
              <text:p text:style-name="P4">Rosetta stone is the bilingual text (Napoleon’s archaeologist)</text:p>
              <text:list>
                <text:list-item>
                  <text:p text:style-name="P4">Revealed that the hieroglyphs represent a semitic langauge (like coptic)</text:p>
                </text:list-item>
              </text:list>
            </text:list-item>
            <text:list-item>
              <text:p text:style-name="P4">Chinese phonetic writing provides some clues to phonetic writing of some Egyptian signs – Cleopatra and Ramses spelled out in the Egyptian</text:p>
            </text:list-item>
          </text:list>
        </text:list-item>
        <text:list-item>
          <text:p text:style-name="P4">Mayan Hieroglyphs</text:p>
          <text:list>
            <text:list-item>
              <text:p text:style-name="P4">Key was recognizing that Mayan was written both as a logographic system and a syllabary</text:p>
            </text:list-item>
            <text:list-item>
              <text:p text:style-name="P5">Priests’ scroll from the 1500s recognized in 1950, biggest advances in 1970s and 80s</text:p>
            </text:list-item>
          </text:list>
        </text:list-item>
        <text:list-item>
          <text:p text:style-name="P5">Writing, at its origins, is linked to power. Developed in royal palaces and administrations. First uses of writing were lists or accounts (like wealth or genealogy)</text:p>
        </text:list-item>
      </text:list>
      <text:p text:style-name="P6"/>
      <text:p text:style-name="P6"/>
      <text:p text:style-name="P6">Read the Writings in Canv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4:29:40.940441242</meta:creation-date>
    <dc:date>2025-09-10T15:22:48.239074493</dc:date>
    <meta:editing-duration>PT21M14S</meta:editing-duration>
    <meta:editing-cycles>1</meta:editing-cycles>
    <meta:document-statistic meta:table-count="0" meta:image-count="0" meta:object-count="0" meta:page-count="1" meta:paragraph-count="35" meta:word-count="318" meta:character-count="1883" meta:non-whitespace-character-count="1627"/>
    <meta:generator>LibreOffice/24.2.7.2$Linux_X86_64 LibreOffice_project/420$Build-2</meta:generator>
  </office:meta>
</office:document-meta>
</file>